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GYM 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3OPT</text:p>
          </table:table-cell>
          <table:table-cell table:style-name="Default" office:value-type="string" calcext:value-type="string">
            <text:p>TABU 3</text:p>
          </table:table-cell>
          <table:table-cell table:number-columns-repeated="2"/>
          <table:table-cell table:style-name="Default" office:value-type="string" calcext:value-type="string">
            <text:p>OPT 3</text:p>
          </table:table-cell>
          <table:table-cell table:style-name="Default" office:value-type="string" calcext:value-type="string">
            <text:p>TABU 3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1703.9" calcext:value-type="float">
            <text:p>1704</text:p>
          </table:table-cell>
          <table:table-cell office:value-type="float" office:value="3041.2" calcext:value-type="float">
            <text:p>304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/>
          <table:table-cell office:value-type="float" office:value="2223.8" calcext:value-type="float">
            <text:p>2224</text:p>
          </table:table-cell>
          <table:table-cell office:value-type="float" office:value="3975.1" calcext:value-type="float">
            <text:p>397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/>
          <table:table-cell office:value-type="float" office:value="7282.6" calcext:value-type="float">
            <text:p>7283</text:p>
          </table:table-cell>
          <table:table-cell table:style-name="Default" office:value-type="float" office:value="179997" calcext:value-type="float">
            <text:p>179997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/>
          <table:table-cell office:value-type="float" office:value="19004.3" calcext:value-type="float">
            <text:p>19004</text:p>
          </table:table-cell>
          <table:table-cell table:style-name="Default" office:value-type="float" office:value="995084" calcext:value-type="float">
            <text:p>99508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  <table:table-cell office:value-type="float" office:value="35913.8" calcext:value-type="float">
            <text:p>35914</text:p>
          </table:table-cell>
          <table:table-cell office:value-type="float" office:value="2165800" calcext:value-type="float">
            <text:p>21658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Default" office:value-type="float" office:value="200677" calcext:value-type="float">
            <text:p>200677</text:p>
          </table:table-cell>
          <table:table-cell office:value-type="float" office:value="9776860" calcext:value-type="float">
            <text:p>977686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/>
          <table:table-cell table:style-name="Default" office:value-type="float" office:value="283553" calcext:value-type="float">
            <text:p>283553</text:p>
          </table:table-cell>
          <table:table-cell office:value-type="float" office:value="22034000" calcext:value-type="float">
            <text:p>22034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/>
          <table:table-cell table:style-name="Default" office:value-type="float" office:value="642695" calcext:value-type="float">
            <text:p>642695</text:p>
          </table:table-cell>
          <table:table-cell office:value-type="float" office:value="30768800" calcext:value-type="float">
            <text:p>307688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2"/>
          <table:table-cell table:style-name="Default" office:value-type="float" office:value="935384" calcext:value-type="float">
            <text:p>935384</text:p>
          </table:table-cell>
          <table:table-cell office:value-type="float" office:value="44220500" calcext:value-type="float">
            <text:p>442205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/>
          <table:table-cell office:value-type="float" office:value="1208430" calcext:value-type="float">
            <text:p>1208430</text:p>
          </table:table-cell>
          <table:table-cell office:value-type="float" office:value="109468000" calcext:value-type="float">
            <text:p>109468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/>
          <table:table-cell office:value-type="float" office:value="2120800" calcext:value-type="float">
            <text:p>2120800</text:p>
          </table:table-cell>
          <table:table-cell office:value-type="float" office:value="107354000" calcext:value-type="float">
            <text:p>107354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2"/>
          <table:table-cell office:value-type="float" office:value="3150260" calcext:value-type="float">
            <text:p>3150260</text:p>
          </table:table-cell>
          <table:table-cell office:value-type="float" office:value="482373000" calcext:value-type="float">
            <text:p>482373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/>
          <table:table-cell office:value-type="float" office:value="3918850" calcext:value-type="float">
            <text:p>3918850</text:p>
          </table:table-cell>
          <table:table-cell office:value-type="float" office:value="103149000" calcext:value-type="float">
            <text:p>103149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2"/>
          <table:table-cell office:value-type="float" office:value="7185460" calcext:value-type="float">
            <text:p>7185460</text:p>
          </table:table-cell>
          <table:table-cell office:value-type="float" office:value="194202000" calcext:value-type="float">
            <text:p>194202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44" calcext:value-type="float">
            <text:p>244</text:p>
          </table:table-cell>
          <table:table-cell table:number-columns-repeated="2"/>
          <table:table-cell office:value-type="float" office:value="11246400" calcext:value-type="float">
            <text:p>11246400</text:p>
          </table:table-cell>
          <table:table-cell office:value-type="float" office:value="177719000" calcext:value-type="float">
            <text:p>177719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216" calcext:value-type="float">
            <text:p>216</text:p>
          </table:table-cell>
          <table:table-cell table:number-columns-repeated="2"/>
          <table:table-cell office:value-type="float" office:value="14016300" calcext:value-type="float">
            <text:p>14016300</text:p>
          </table:table-cell>
          <table:table-cell office:value-type="float" office:value="605256000" calcext:value-type="float">
            <text:p>605256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278" calcext:value-type="float">
            <text:p>278</text:p>
          </table:table-cell>
          <table:table-cell table:number-columns-repeated="2"/>
          <table:table-cell office:value-type="float" office:value="10551400" calcext:value-type="float">
            <text:p>10551400</text:p>
          </table:table-cell>
          <table:table-cell office:value-type="float" office:value="518999000" calcext:value-type="float">
            <text:p>518999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2"/>
          <table:table-cell office:value-type="float" office:value="16114100" calcext:value-type="float">
            <text:p>16114100</text:p>
          </table:table-cell>
          <table:table-cell office:value-type="float" office:value="964957000" calcext:value-type="float">
            <text:p>964957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188" calcext:value-type="float">
            <text:p>188</text:p>
          </table:table-cell>
          <table:table-cell table:number-columns-repeated="2"/>
          <table:table-cell office:value-type="float" office:value="15909100" calcext:value-type="float">
            <text:p>15909100</text:p>
          </table:table-cell>
          <table:table-cell office:value-type="float" office:value="1158790000" calcext:value-type="float">
            <text:p>115879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" table:style-name="Default" office:value-type="float" office:value="322" calcext:value-type="float">
            <text:p>322</text:p>
          </table:table-cell>
          <table:table-cell table:number-columns-repeated="2"/>
          <table:table-cell office:value-type="float" office:value="20702300" calcext:value-type="float">
            <text:p>20702300</text:p>
          </table:table-cell>
          <table:table-cell office:value-type="float" office:value="356224000" calcext:value-type="float">
            <text:p>356224000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IN ORDER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2OPT</text:p>
          </table:table-cell>
          <table:table-cell table:style-name="Default" office:value-type="string" calcext:value-type="string">
            <text:p>TABU 2</text:p>
          </table:table-cell>
          <table:table-cell table:number-columns-repeated="2"/>
          <table:table-cell table:style-name="Default" office:value-type="string" calcext:value-type="string">
            <text:p>2OPT</text:p>
          </table:table-cell>
          <table:table-cell table:style-name="Default" office:value-type="string" calcext:value-type="string">
            <text:p>TABU 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1954" calcext:value-type="float">
            <text:p>1954</text:p>
          </table:table-cell>
          <table:table-cell office:value-type="float" office:value="61520.2" calcext:value-type="float">
            <text:p>6152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float" office:value="12741.1" calcext:value-type="float">
            <text:p>12741</text:p>
          </table:table-cell>
          <table:table-cell table:style-name="Default" office:value-type="float" office:value="663859" calcext:value-type="float">
            <text:p>66385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/>
          <table:table-cell office:value-type="float" office:value="31618.9" calcext:value-type="float">
            <text:p>31619</text:p>
          </table:table-cell>
          <table:table-cell office:value-type="float" office:value="2204890" calcext:value-type="float">
            <text:p>220489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/>
          <table:table-cell table:style-name="Default" office:value-type="float" office:value="64937" calcext:value-type="float">
            <text:p>64937</text:p>
          </table:table-cell>
          <table:table-cell office:value-type="float" office:value="6422480" calcext:value-type="float">
            <text:p>642248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Default" office:value-type="float" office:value="111121" calcext:value-type="float">
            <text:p>111121</text:p>
          </table:table-cell>
          <table:table-cell office:value-type="float" office:value="14208200" calcext:value-type="float">
            <text:p>142082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/>
          <table:table-cell table:style-name="Default" office:value-type="float" office:value="183069" calcext:value-type="float">
            <text:p>183069</text:p>
          </table:table-cell>
          <table:table-cell office:value-type="float" office:value="35505100" calcext:value-type="float">
            <text:p>355051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Default" office:value-type="float" office:value="269250" calcext:value-type="float">
            <text:p>269250</text:p>
          </table:table-cell>
          <table:table-cell office:value-type="float" office:value="67796500" calcext:value-type="float">
            <text:p>677965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Default" office:value-type="float" office:value="428206" calcext:value-type="float">
            <text:p>428206</text:p>
          </table:table-cell>
          <table:table-cell office:value-type="float" office:value="135233000" calcext:value-type="float">
            <text:p>135233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table:style-name="Default" office:value-type="float" office:value="553850" calcext:value-type="float">
            <text:p>553850</text:p>
          </table:table-cell>
          <table:table-cell office:value-type="float" office:value="221812000" calcext:value-type="float">
            <text:p>221812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2"/>
          <table:table-cell table:style-name="Default" office:value-type="float" office:value="792119" calcext:value-type="float">
            <text:p>792119</text:p>
          </table:table-cell>
          <table:table-cell office:value-type="float" office:value="394165000" calcext:value-type="float">
            <text:p>394165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5" calcext:value-type="float">
            <text:p>335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/>
          <table:table-cell office:value-type="float" office:value="1004950" calcext:value-type="float">
            <text:p>1004950</text:p>
          </table:table-cell>
          <table:table-cell office:value-type="float" office:value="548249000" calcext:value-type="float">
            <text:p>548249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float" office:value="1350260" calcext:value-type="float">
            <text:p>1350260</text:p>
          </table:table-cell>
          <table:table-cell office:value-type="float" office:value="735865000" calcext:value-type="float">
            <text:p>735865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/>
          <table:table-cell office:value-type="float" office:value="1630820" calcext:value-type="float">
            <text:p>1630820</text:p>
          </table:table-cell>
          <table:table-cell office:value-type="float" office:value="907617000" calcext:value-type="float">
            <text:p>907617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1" calcext:value-type="float">
            <text:p>84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/>
          <table:table-cell office:value-type="float" office:value="2085930" calcext:value-type="float">
            <text:p>2085930</text:p>
          </table:table-cell>
          <table:table-cell office:value-type="float" office:value="1425840000" calcext:value-type="float">
            <text:p>142584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9" calcext:value-type="float">
            <text:p>949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office:value-type="float" office:value="2473730" calcext:value-type="float">
            <text:p>2473730</text:p>
          </table:table-cell>
          <table:table-cell office:value-type="float" office:value="1740700000" calcext:value-type="float">
            <text:p>174070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7" calcext:value-type="float">
            <text:p>133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/>
          <table:table-cell office:value-type="float" office:value="3110590" calcext:value-type="float">
            <text:p>3110590</text:p>
          </table:table-cell>
          <table:table-cell office:value-type="float" office:value="2324110000" calcext:value-type="float">
            <text:p>232411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9" calcext:value-type="float">
            <text:p>1499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/>
          <table:table-cell office:value-type="float" office:value="3560510" calcext:value-type="float">
            <text:p>3560510</text:p>
          </table:table-cell>
          <table:table-cell office:value-type="float" office:value="2760770000" calcext:value-type="float">
            <text:p>276077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2"/>
          <table:table-cell office:value-type="float" office:value="4373930" calcext:value-type="float">
            <text:p>4373930</text:p>
          </table:table-cell>
          <table:table-cell office:value-type="float" office:value="3812300000" calcext:value-type="float">
            <text:p>381230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51" calcext:value-type="float">
            <text:p>2251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/>
          <table:table-cell office:value-type="float" office:value="4970170" calcext:value-type="float">
            <text:p>4970170</text:p>
          </table:table-cell>
          <table:table-cell office:value-type="float" office:value="4470220000" calcext:value-type="float">
            <text:p>447022000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ANILL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2 OPT</text:p>
          </table:table-cell>
          <table:table-cell table:style-name="Default" office:value-type="string" calcext:value-type="string">
            <text:p>TABU 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3 OPT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5625" calcext:value-type="float">
            <text:p>5625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5625" calcext:value-type="float">
            <text:p>5625</text:p>
          </table:table-cell>
          <table:table-cell table:style-name="ce3" office:value-type="float" office:value="28125" calcext:value-type="float">
            <text:p>2812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15000" calcext:value-type="float">
            <text:p>15000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5000" calcext:value-type="float">
            <text:p>15000</text:p>
          </table:table-cell>
          <table:table-cell table:style-name="ce3" office:value-type="float" office:value="15000" calcext:value-type="float">
            <text:p>1500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1775" calcext:value-type="float">
            <text:p>41775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41775" calcext:value-type="float">
            <text:p>41775</text:p>
          </table:table-cell>
          <table:table-cell table:style-name="ce3" office:value-type="float" office:value="41775" calcext:value-type="float">
            <text:p>4177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188001" calcext:value-type="float">
            <text:p>188001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88001" calcext:value-type="float">
            <text:p>188001</text:p>
          </table:table-cell>
          <table:table-cell table:style-name="ce3" office:value-type="float" office:value="188001" calcext:value-type="float">
            <text:p>18800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office:value-type="float" office:value="211251" calcext:value-type="float">
            <text:p>211251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11251" calcext:value-type="float">
            <text:p>211251</text:p>
          </table:table-cell>
          <table:table-cell table:style-name="ce3" office:value-type="float" office:value="210755" calcext:value-type="float">
            <text:p>210755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33603" calcext:value-type="float">
            <text:p>233603</text:p>
          </table:table-cell>
          <table:table-cell office:value-type="float" office:value="189037" calcext:value-type="float">
            <text:p>18903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31763" calcext:value-type="float">
            <text:p>231763</text:p>
          </table:table-cell>
          <table:table-cell table:style-name="ce3" office:value-type="float" office:value="205937" calcext:value-type="float">
            <text:p>20593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52472" calcext:value-type="float">
            <text:p>252472</text:p>
          </table:table-cell>
          <table:table-cell office:value-type="float" office:value="182392" calcext:value-type="float">
            <text:p>182392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46520" calcext:value-type="float">
            <text:p>246520</text:p>
          </table:table-cell>
          <table:table-cell table:style-name="ce3" office:value-type="float" office:value="236848" calcext:value-type="float">
            <text:p>23684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272077" calcext:value-type="float">
            <text:p>272077</text:p>
          </table:table-cell>
          <table:table-cell office:value-type="float" office:value="177747" calcext:value-type="float">
            <text:p>17774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28855" calcext:value-type="float">
            <text:p>228855</text:p>
          </table:table-cell>
          <table:table-cell table:style-name="ce3" office:value-type="float" office:value="238119" calcext:value-type="float">
            <text:p>23811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93917" calcext:value-type="float">
            <text:p>293917</text:p>
          </table:table-cell>
          <table:table-cell office:value-type="float" office:value="185929" calcext:value-type="float">
            <text:p>185929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15315" calcext:value-type="float">
            <text:p>215315</text:p>
          </table:table-cell>
          <table:table-cell table:style-name="ce3" office:value-type="float" office:value="241843" calcext:value-type="float">
            <text:p>241843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318362" calcext:value-type="float">
            <text:p>318362</text:p>
          </table:table-cell>
          <table:table-cell office:value-type="float" office:value="181851" calcext:value-type="float">
            <text:p>181851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203194" calcext:value-type="float">
            <text:p>203194</text:p>
          </table:table-cell>
          <table:table-cell table:style-name="ce3" office:value-type="float" office:value="223240" calcext:value-type="float">
            <text:p>22324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342951" calcext:value-type="float">
            <text:p>342951</text:p>
          </table:table-cell>
          <table:table-cell office:value-type="float" office:value="190377" calcext:value-type="float">
            <text:p>19037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92463" calcext:value-type="float">
            <text:p>192463</text:p>
          </table:table-cell>
          <table:table-cell table:style-name="ce3" office:value-type="float" office:value="239421" calcext:value-type="float">
            <text:p>23942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367918" calcext:value-type="float">
            <text:p>367918</text:p>
          </table:table-cell>
          <table:table-cell office:value-type="float" office:value="167840" calcext:value-type="float">
            <text:p>167840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83830" calcext:value-type="float">
            <text:p>183830</text:p>
          </table:table-cell>
          <table:table-cell table:style-name="ce3" office:value-type="float" office:value="230790" calcext:value-type="float">
            <text:p>23079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94786" calcext:value-type="float">
            <text:p>394786</text:p>
          </table:table-cell>
          <table:table-cell office:value-type="float" office:value="163730" calcext:value-type="float">
            <text:p>163730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76112" calcext:value-type="float">
            <text:p>176112</text:p>
          </table:table-cell>
          <table:table-cell table:style-name="ce3" office:value-type="float" office:value="347842" calcext:value-type="float">
            <text:p>347842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420936" calcext:value-type="float">
            <text:p>420936</text:p>
          </table:table-cell>
          <table:table-cell office:value-type="float" office:value="159570" calcext:value-type="float">
            <text:p>159570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68972" calcext:value-type="float">
            <text:p>168972</text:p>
          </table:table-cell>
          <table:table-cell table:style-name="ce3" office:value-type="float" office:value="334998" calcext:value-type="float">
            <text:p>33499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448099" calcext:value-type="float">
            <text:p>448099</text:p>
          </table:table-cell>
          <table:table-cell office:value-type="float" office:value="160147" calcext:value-type="float">
            <text:p>16014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62945" calcext:value-type="float">
            <text:p>162945</text:p>
          </table:table-cell>
          <table:table-cell table:style-name="ce3" office:value-type="float" office:value="326855" calcext:value-type="float">
            <text:p>326855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475957" calcext:value-type="float">
            <text:p>475957</text:p>
          </table:table-cell>
          <table:table-cell office:value-type="float" office:value="151567" calcext:value-type="float">
            <text:p>15156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58181" calcext:value-type="float">
            <text:p>158181</text:p>
          </table:table-cell>
          <table:table-cell table:style-name="ce3" office:value-type="float" office:value="289273" calcext:value-type="float">
            <text:p>289273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501194" calcext:value-type="float">
            <text:p>501194</text:p>
          </table:table-cell>
          <table:table-cell office:value-type="float" office:value="178088" calcext:value-type="float">
            <text:p>178088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53000" calcext:value-type="float">
            <text:p>153000</text:p>
          </table:table-cell>
          <table:table-cell table:style-name="ce3" office:value-type="float" office:value="371096" calcext:value-type="float">
            <text:p>371096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528825" calcext:value-type="float">
            <text:p>528825</text:p>
          </table:table-cell>
          <table:table-cell office:value-type="float" office:value="171143" calcext:value-type="float">
            <text:p>171143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48849" calcext:value-type="float">
            <text:p>148849</text:p>
          </table:table-cell>
          <table:table-cell table:style-name="ce3" office:value-type="float" office:value="323925" calcext:value-type="float">
            <text:p>32392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554173" calcext:value-type="float">
            <text:p>554173</text:p>
          </table:table-cell>
          <table:table-cell office:value-type="float" office:value="171497" calcext:value-type="float">
            <text:p>171497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44687" calcext:value-type="float">
            <text:p>144687</text:p>
          </table:table-cell>
          <table:table-cell table:style-name="ce3" office:value-type="float" office:value="374739" calcext:value-type="float">
            <text:p>374739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584367" calcext:value-type="float">
            <text:p>584367</text:p>
          </table:table-cell>
          <table:table-cell office:value-type="float" office:value="166050" calcext:value-type="float">
            <text:p>166050</text:p>
          </table:table-cell>
          <table:table-cell table:style-name="ce1" table:number-columns-repeated="2"/>
          <table:table-cell table:style-name="ce3"/>
          <table:table-cell/>
          <table:table-cell table:style-name="ce1"/>
          <table:table-cell office:value-type="float" office:value="140345" calcext:value-type="float">
            <text:p>140345</text:p>
          </table:table-cell>
          <table:table-cell table:style-name="ce3" office:value-type="float" office:value="408851" calcext:value-type="float">
            <text:p>408851</text:p>
          </table:table-cell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MEDICION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2 OPT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3 OPT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0757.1" calcext:value-type="float">
            <text:p>10757</text:p>
          </table:table-cell>
          <table:table-cell office:value-type="float" office:value="156954" calcext:value-type="float">
            <text:p>156954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6748.8" calcext:value-type="float">
            <text:p>6749</text:p>
          </table:table-cell>
          <table:table-cell table:style-name="ce1" office:value-type="float" office:value="39964.8" calcext:value-type="float">
            <text:p>3996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8686.7" calcext:value-type="float">
            <text:p>8687</text:p>
          </table:table-cell>
          <table:table-cell office:value-type="float" office:value="266533" calcext:value-type="float">
            <text:p>266533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2093.1" calcext:value-type="float">
            <text:p>2093</text:p>
          </table:table-cell>
          <table:table-cell table:style-name="ce1" office:value-type="float" office:value="2707.2" calcext:value-type="float">
            <text:p>270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7724.5" calcext:value-type="float">
            <text:p>57725</text:p>
          </table:table-cell>
          <table:table-cell office:value-type="float" office:value="1249470" calcext:value-type="float">
            <text:p>124947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146540" calcext:value-type="float">
            <text:p>146540</text:p>
          </table:table-cell>
          <table:table-cell table:style-name="ce1" office:value-type="float" office:value="3422520" calcext:value-type="float">
            <text:p>342252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93930.7" calcext:value-type="float">
            <text:p>93931</text:p>
          </table:table-cell>
          <table:table-cell office:value-type="float" office:value="2452550" calcext:value-type="float">
            <text:p>245255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370458" calcext:value-type="float">
            <text:p>370458</text:p>
          </table:table-cell>
          <table:table-cell table:style-name="ce1" office:value-type="float" office:value="9950190" calcext:value-type="float">
            <text:p>995019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54009" calcext:value-type="float">
            <text:p>154009</text:p>
          </table:table-cell>
          <table:table-cell office:value-type="float" office:value="3452620" calcext:value-type="float">
            <text:p>345262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849274" calcext:value-type="float">
            <text:p>849274</text:p>
          </table:table-cell>
          <table:table-cell table:style-name="ce1" office:value-type="float" office:value="25652200" calcext:value-type="float">
            <text:p>256522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25876" calcext:value-type="float">
            <text:p>225876</text:p>
          </table:table-cell>
          <table:table-cell office:value-type="float" office:value="35624000" calcext:value-type="float">
            <text:p>35624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1569590" calcext:value-type="float">
            <text:p>1569590</text:p>
          </table:table-cell>
          <table:table-cell table:style-name="ce1" office:value-type="float" office:value="80478100" calcext:value-type="float">
            <text:p>804781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342849" calcext:value-type="float">
            <text:p>342849</text:p>
          </table:table-cell>
          <table:table-cell office:value-type="float" office:value="37767600" calcext:value-type="float">
            <text:p>377676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2713370" calcext:value-type="float">
            <text:p>2713370</text:p>
          </table:table-cell>
          <table:table-cell table:style-name="ce1" office:value-type="float" office:value="136967000" calcext:value-type="float">
            <text:p>1369670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478160" calcext:value-type="float">
            <text:p>478160</text:p>
          </table:table-cell>
          <table:table-cell office:value-type="float" office:value="75103000" calcext:value-type="float">
            <text:p>75103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4455140" calcext:value-type="float">
            <text:p>4455140</text:p>
          </table:table-cell>
          <table:table-cell table:style-name="ce1" office:value-type="float" office:value="295117000" calcext:value-type="float">
            <text:p>2951170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43482" calcext:value-type="float">
            <text:p>643482</text:p>
          </table:table-cell>
          <table:table-cell office:value-type="float" office:value="90846200" calcext:value-type="float">
            <text:p>908462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6376460" calcext:value-type="float">
            <text:p>6376460</text:p>
          </table:table-cell>
          <table:table-cell table:style-name="ce1" office:value-type="float" office:value="268248000" calcext:value-type="float">
            <text:p>2682480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875080" calcext:value-type="float">
            <text:p>875080</text:p>
          </table:table-cell>
          <table:table-cell office:value-type="float" office:value="137587000" calcext:value-type="float">
            <text:p>137587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9531770" calcext:value-type="float">
            <text:p>9531770</text:p>
          </table:table-cell>
          <table:table-cell table:style-name="ce1" office:value-type="float" office:value="653731000" calcext:value-type="float">
            <text:p>6537310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1089170" calcext:value-type="float">
            <text:p>1089170</text:p>
          </table:table-cell>
          <table:table-cell office:value-type="float" office:value="155648000" calcext:value-type="float">
            <text:p>155648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14765100" calcext:value-type="float">
            <text:p>14765100</text:p>
          </table:table-cell>
          <table:table-cell table:style-name="ce1" office:value-type="float" office:value="1632150000" calcext:value-type="float">
            <text:p>163215000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1468330" calcext:value-type="float">
            <text:p>1468330</text:p>
          </table:table-cell>
          <table:table-cell office:value-type="float" office:value="340080000" calcext:value-type="float">
            <text:p>340080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19835500" calcext:value-type="float">
            <text:p>19835500</text:p>
          </table:table-cell>
          <table:table-cell table:style-name="ce1" office:value-type="float" office:value="2540880000" calcext:value-type="float">
            <text:p>254088000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015050" calcext:value-type="float">
            <text:p>2015050</text:p>
          </table:table-cell>
          <table:table-cell office:value-type="float" office:value="566739000" calcext:value-type="float">
            <text:p>566739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24562800" calcext:value-type="float">
            <text:p>24562800</text:p>
          </table:table-cell>
          <table:table-cell table:style-name="ce1" office:value-type="float" office:value="1970290000" calcext:value-type="float">
            <text:p>197029000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137680" calcext:value-type="float">
            <text:p>2137680</text:p>
          </table:table-cell>
          <table:table-cell office:value-type="float" office:value="620210000" calcext:value-type="float">
            <text:p>620210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32638800" calcext:value-type="float">
            <text:p>32638800</text:p>
          </table:table-cell>
          <table:table-cell table:style-name="ce1" office:value-type="float" office:value="1602460000" calcext:value-type="float">
            <text:p>160246000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695340" calcext:value-type="float">
            <text:p>2695340</text:p>
          </table:table-cell>
          <table:table-cell office:value-type="float" office:value="735377000" calcext:value-type="float">
            <text:p>735377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40141600" calcext:value-type="float">
            <text:p>40141600</text:p>
          </table:table-cell>
          <table:table-cell table:style-name="ce1" office:value-type="float" office:value="4439690000" calcext:value-type="float">
            <text:p>443969000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140080" calcext:value-type="float">
            <text:p>3140080</text:p>
          </table:table-cell>
          <table:table-cell office:value-type="float" office:value="1046090000" calcext:value-type="float">
            <text:p>1046090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49105800" calcext:value-type="float">
            <text:p>49105800</text:p>
          </table:table-cell>
          <table:table-cell table:style-name="ce1" office:value-type="float" office:value="9170120000" calcext:value-type="float">
            <text:p>917012000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4180610" calcext:value-type="float">
            <text:p>4180610</text:p>
          </table:table-cell>
          <table:table-cell office:value-type="float" office:value="788245000" calcext:value-type="float">
            <text:p>788245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57203400" calcext:value-type="float">
            <text:p>57203400</text:p>
          </table:table-cell>
          <table:table-cell table:style-name="ce1" office:value-type="float" office:value="5843940000" calcext:value-type="float">
            <text:p>584394000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4770730" calcext:value-type="float">
            <text:p>4770730</text:p>
          </table:table-cell>
          <table:table-cell office:value-type="float" office:value="995963000" calcext:value-type="float">
            <text:p>995963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72772700" calcext:value-type="float">
            <text:p>72772700</text:p>
          </table:table-cell>
          <table:table-cell table:style-name="ce1" office:value-type="float" office:value="19072900000" calcext:value-type="float">
            <text:p>1907290000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5089200" calcext:value-type="float">
            <text:p>5089200</text:p>
          </table:table-cell>
          <table:table-cell office:value-type="float" office:value="1634440000" calcext:value-type="float">
            <text:p>1634440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83363000" calcext:value-type="float">
            <text:p>83363000</text:p>
          </table:table-cell>
          <table:table-cell table:style-name="ce1" office:value-type="float" office:value="21701900000" calcext:value-type="float">
            <text:p>2170190000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6092660" calcext:value-type="float">
            <text:p>6092660</text:p>
          </table:table-cell>
          <table:table-cell office:value-type="float" office:value="2744340000" calcext:value-type="float">
            <text:p>2744340000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float" office:value="101679000" calcext:value-type="float">
            <text:p>101679000</text:p>
          </table:table-cell>
          <table:table-cell table:style-name="ce1" office:value-type="float" office:value="17126600000" calcext:value-type="float">
            <text:p>1712660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2 OPT</text:p>
          </table:table-cell>
          <table:table-cell table:style-name="Default" office:value-type="string" calcext:value-type="string">
            <text:p>TABU 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3OPT</text:p>
          </table:table-cell>
          <table:table-cell office:value-type="string" calcext:value-type="string">
            <text:p>TABU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397" calcext:value-type="float">
            <text:p>439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4397" calcext:value-type="float">
            <text:p>4397</text:p>
          </table:table-cell>
          <table:table-cell table:style-name="ce1"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473" calcext:value-type="float">
            <text:p>2473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73" calcext:value-type="float">
            <text:p>2473</text:p>
          </table:table-cell>
          <table:table-cell table:style-name="ce1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43" calcext:value-type="float">
            <text:p>1543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977" calcext:value-type="float">
            <text:p>2977</text:p>
          </table:table-cell>
          <table:table-cell table:style-name="ce1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1156" calcext:value-type="float">
            <text:p>1156</text:p>
          </table:table-cell>
          <table:table-cell table:style-name="ce1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09" calcext:value-type="float">
            <text:p>9209</text:p>
          </table:table-cell>
          <table:table-cell office:value-type="float" office:value="2967" calcext:value-type="float">
            <text:p>296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7534" calcext:value-type="float">
            <text:p>7534</text:p>
          </table:table-cell>
          <table:table-cell table:style-name="ce1"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1" calcext:value-type="float">
            <text:p>1591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68" calcext:value-type="float">
            <text:p>2468</text:p>
          </table:table-cell>
          <table:table-cell table:style-name="ce1"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36" calcext:value-type="float">
            <text:p>93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1747" calcext:value-type="float">
            <text:p>1747</text:p>
          </table:table-cell>
          <table:table-cell table:style-name="ce1"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66" calcext:value-type="float">
            <text:p>6366</text:p>
          </table:table-cell>
          <table:table-cell office:value-type="float" office:value="2565" calcext:value-type="float">
            <text:p>256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5608" calcext:value-type="float">
            <text:p>5608</text:p>
          </table:table-cell>
          <table:table-cell table:style-name="ce1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2" calcext:value-type="float">
            <text:p>2572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730" calcext:value-type="float">
            <text:p>2730</text:p>
          </table:table-cell>
          <table:table-cell table:style-name="ce1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77" calcext:value-type="float">
            <text:p>377</text:p>
          </table:table-cell>
          <table:table-cell table:style-name="ce1"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45" calcext:value-type="float">
            <text:p>5045</text:p>
          </table:table-cell>
          <table:table-cell office:value-type="float" office:value="3471" calcext:value-type="float">
            <text:p>3471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5331" calcext:value-type="float">
            <text:p>5331</text:p>
          </table:table-cell>
          <table:table-cell table:style-name="ce1"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37" calcext:value-type="float">
            <text:p>5037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6176" calcext:value-type="float">
            <text:p>6176</text:p>
          </table:table-cell>
          <table:table-cell table:style-name="ce1"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39" calcext:value-type="float">
            <text:p>183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576" calcext:value-type="float">
            <text:p>2576</text:p>
          </table:table-cell>
          <table:table-cell table:style-name="ce1"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47" calcext:value-type="float">
            <text:p>4147</text:p>
          </table:table-cell>
          <table:table-cell office:value-type="float" office:value="2887" calcext:value-type="float">
            <text:p>288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4027" calcext:value-type="float">
            <text:p>4027</text:p>
          </table:table-cell>
          <table:table-cell table:style-name="ce1"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71" calcext:value-type="float">
            <text:p>5971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6699" calcext:value-type="float">
            <text:p>6699</text:p>
          </table:table-cell>
          <table:table-cell table:style-name="ce1"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61" calcext:value-type="float">
            <text:p>7861</text:p>
          </table:table-cell>
          <table:table-cell office:value-type="float" office:value="3636" calcext:value-type="float">
            <text:p>363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7861" calcext:value-type="float">
            <text:p>7861</text:p>
          </table:table-cell>
          <table:table-cell table:style-name="ce1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62" calcext:value-type="float">
            <text:p>8962</text:p>
          </table:table-cell>
          <table:table-cell office:value-type="float" office:value="2857" calcext:value-type="float">
            <text:p>285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10468" calcext:value-type="float">
            <text:p>10468</text:p>
          </table:table-cell>
          <table:table-cell table:style-name="ce1" office:value-type="float" office:value="5404" calcext:value-type="float">
            <text:p>540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EDICION</text:p>
          </table:table-cell>
          <table:table-cell table:style-name="Default"/>
          <table:table-cell table:style-name="ce2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2 OPT</text:p>
          </table:table-cell>
          <table:table-cell table:style-name="Default" office:value-type="string" calcext:value-type="string">
            <text:p>TABU 2</text:p>
          </table:table-cell>
          <table:table-cell table:style-name="ce2" table:number-columns-repeated="4"/>
          <table:table-cell/>
          <table:table-cell table:style-name="Default" office:value-type="string" calcext:value-type="string">
            <text:p>3OPT</text:p>
          </table:table-cell>
          <table:table-cell office:value-type="string" calcext:value-type="string">
            <text:p>TABU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109" calcext:value-type="float">
            <text:p>2109</text:p>
          </table:table-cell>
          <table:table-cell office:value-type="float" office:value="41870.3" calcext:value-type="float">
            <text:p>41870</text:p>
          </table:table-cell>
          <table:table-cell table:style-name="ce2" table:number-columns-repeated="2"/>
          <table:table-cell table:style-name="ce3"/>
          <table:table-cell table:style-name="ce2"/>
          <table:table-cell/>
          <table:table-cell table:style-name="ce2" office:value-type="float" office:value="1503" calcext:value-type="float">
            <text:p>1503</text:p>
          </table:table-cell>
          <table:table-cell table:style-name="ce1" office:value-type="float" office:value="155103" calcext:value-type="float">
            <text:p>155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5568" calcext:value-type="float">
            <text:p>15568</text:p>
          </table:table-cell>
          <table:table-cell office:value-type="float" office:value="483928" calcext:value-type="float">
            <text:p>483928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6362" calcext:value-type="float">
            <text:p>6362</text:p>
          </table:table-cell>
          <table:table-cell table:style-name="ce1" office:value-type="float" office:value="996727" calcext:value-type="float">
            <text:p>996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3527" calcext:value-type="float">
            <text:p>23527</text:p>
          </table:table-cell>
          <table:table-cell office:value-type="float" office:value="1032570" calcext:value-type="float">
            <text:p>103257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26764" calcext:value-type="float">
            <text:p>26764</text:p>
          </table:table-cell>
          <table:table-cell table:style-name="ce1" office:value-type="float" office:value="873050" calcext:value-type="float">
            <text:p>873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1512" calcext:value-type="float">
            <text:p>21512</text:p>
          </table:table-cell>
          <table:table-cell office:value-type="float" office:value="835577" calcext:value-type="float">
            <text:p>835577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23703" calcext:value-type="float">
            <text:p>23703</text:p>
          </table:table-cell>
          <table:table-cell table:style-name="ce1" office:value-type="float" office:value="169097" calcext:value-type="float">
            <text:p>169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0859" calcext:value-type="float">
            <text:p>10859</text:p>
          </table:table-cell>
          <table:table-cell office:value-type="float" office:value="581014" calcext:value-type="float">
            <text:p>581014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5893" calcext:value-type="float">
            <text:p>5893</text:p>
          </table:table-cell>
          <table:table-cell table:style-name="ce1" office:value-type="float" office:value="11845700" calcext:value-type="float">
            <text:p>118457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6237" calcext:value-type="float">
            <text:p>66237</text:p>
          </table:table-cell>
          <table:table-cell office:value-type="float" office:value="5831330" calcext:value-type="float">
            <text:p>583133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205940" calcext:value-type="float">
            <text:p>205940</text:p>
          </table:table-cell>
          <table:table-cell table:style-name="ce1" office:value-type="float" office:value="24089400" calcext:value-type="float">
            <text:p>24089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6276" calcext:value-type="float">
            <text:p>96276</text:p>
          </table:table-cell>
          <table:table-cell office:value-type="float" office:value="8718220" calcext:value-type="float">
            <text:p>871822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449001" calcext:value-type="float">
            <text:p>449001</text:p>
          </table:table-cell>
          <table:table-cell table:style-name="ce1" office:value-type="float" office:value="275797" calcext:value-type="float">
            <text:p>275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816" calcext:value-type="float">
            <text:p>12816</text:p>
          </table:table-cell>
          <table:table-cell office:value-type="float" office:value="925962" calcext:value-type="float">
            <text:p>925962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6752" calcext:value-type="float">
            <text:p>6752</text:p>
          </table:table-cell>
          <table:table-cell table:style-name="ce1" office:value-type="float" office:value="152885000" calcext:value-type="float">
            <text:p>152885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50798" calcext:value-type="float">
            <text:p>150798</text:p>
          </table:table-cell>
          <table:table-cell office:value-type="float" office:value="15394200" calcext:value-type="float">
            <text:p>153942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1023880" calcext:value-type="float">
            <text:p>1023880</text:p>
          </table:table-cell>
          <table:table-cell table:style-name="ce1" office:value-type="float" office:value="14836600" calcext:value-type="float">
            <text:p>14836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4860" calcext:value-type="float">
            <text:p>144860</text:p>
          </table:table-cell>
          <table:table-cell office:value-type="float" office:value="3750240" calcext:value-type="float">
            <text:p>375024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1051050" calcext:value-type="float">
            <text:p>1051050</text:p>
          </table:table-cell>
          <table:table-cell table:style-name="ce1" office:value-type="float" office:value="457564" calcext:value-type="float">
            <text:p>457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6956" calcext:value-type="float">
            <text:p>16956</text:p>
          </table:table-cell>
          <table:table-cell office:value-type="float" office:value="965248" calcext:value-type="float">
            <text:p>965248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15854" calcext:value-type="float">
            <text:p>15854</text:p>
          </table:table-cell>
          <table:table-cell table:style-name="ce1" office:value-type="float" office:value="117170000" calcext:value-type="float">
            <text:p>11717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53636" calcext:value-type="float">
            <text:p>253636</text:p>
          </table:table-cell>
          <table:table-cell office:value-type="float" office:value="28995900" calcext:value-type="float">
            <text:p>289959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2546840" calcext:value-type="float">
            <text:p>2546840</text:p>
          </table:table-cell>
          <table:table-cell table:style-name="ce1" office:value-type="float" office:value="197215000" calcext:value-type="float">
            <text:p>19721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76182" calcext:value-type="float">
            <text:p>276182</text:p>
          </table:table-cell>
          <table:table-cell office:value-type="float" office:value="22849300" calcext:value-type="float">
            <text:p>228493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2227170" calcext:value-type="float">
            <text:p>2227170</text:p>
          </table:table-cell>
          <table:table-cell table:style-name="ce1" office:value-type="float" office:value="549723000" calcext:value-type="float">
            <text:p>549723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0664" calcext:value-type="float">
            <text:p>10664</text:p>
          </table:table-cell>
          <table:table-cell office:value-type="float" office:value="599880" calcext:value-type="float">
            <text:p>59988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4506" calcext:value-type="float">
            <text:p>4506</text:p>
          </table:table-cell>
          <table:table-cell table:style-name="ce1" office:value-type="float" office:value="48003000" calcext:value-type="float">
            <text:p>48003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468173" calcext:value-type="float">
            <text:p>468173</text:p>
          </table:table-cell>
          <table:table-cell office:value-type="float" office:value="52139500" calcext:value-type="float">
            <text:p>521395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6431650" calcext:value-type="float">
            <text:p>6431650</text:p>
          </table:table-cell>
          <table:table-cell table:style-name="ce1" office:value-type="float" office:value="214899000" calcext:value-type="float">
            <text:p>214899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78158" calcext:value-type="float">
            <text:p>178158</text:p>
          </table:table-cell>
          <table:table-cell office:value-type="float" office:value="23154500" calcext:value-type="float">
            <text:p>231545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1497430" calcext:value-type="float">
            <text:p>1497430</text:p>
          </table:table-cell>
          <table:table-cell table:style-name="ce1" office:value-type="float" office:value="1336410000" calcext:value-type="float">
            <text:p>133641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95561" calcext:value-type="float">
            <text:p>495561</text:p>
          </table:table-cell>
          <table:table-cell office:value-type="float" office:value="103523000" calcext:value-type="float">
            <text:p>103523000</text:p>
          </table:table-cell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float" office:value="7889880" calcext:value-type="float">
            <text:p>7889880</text:p>
          </table:table-cell>
          <table:table-cell table:style-name="ce1" office:value-type="float" office:value="1892.5" calcext:value-type="float">
            <text:p>18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35521" calcext:value-type="float">
            <text:p>635521</text:p>
          </table:table-cell>
          <table:table-cell office:value-type="float" office:value="188037000" calcext:value-type="float">
            <text:p>188037000</text:p>
          </table:table-cell>
          <table:table-cell table:style-name="ce2"/>
          <table:table-cell table:style-name="ce3" table:number-columns-repeated="3"/>
          <table:table-cell/>
          <table:table-cell table:style-name="ce2" office:value-type="float" office:value="7392130" calcext:value-type="float">
            <text:p>7392130</text:p>
          </table:table-cell>
          <table:table-cell table:style-name="ce1" office:value-type="float" office:value="2506330000" calcext:value-type="float">
            <text:p>2506330000</text:p>
          </table:table-cell>
        </table:table-row>
        <table:table-row table:style-name="ro1">
          <table:table-cell/>
          <table:table-cell table:style-name="Default" office:value-type="float" office:value="3201" calcext:value-type="float">
            <text:p>3201</text:p>
          </table:table-cell>
          <table:table-cell office:value-type="float" office:value="101517" calcext:value-type="float">
            <text:p>101517</text:p>
          </table:table-cell>
          <table:table-cell table:style-name="ce2" table:number-columns-repeated="4"/>
          <table:table-cell/>
          <table:table-cell table:style-name="ce2" office:value-type="float" office:value="1301" calcext:value-type="float">
            <text:p>1301</text:p>
          </table:table-cell>
          <table:table-cell/>
        </table:table-row>
        <table:table-row table:style-name="ro1">
          <table:table-cell/>
          <table:table-cell table:style-name="Default" office:value-type="float" office:value="935314" calcext:value-type="float">
            <text:p>935314</text:p>
          </table:table-cell>
          <table:table-cell office:value-type="float" office:value="163254000" calcext:value-type="float">
            <text:p>163254000</text:p>
          </table:table-cell>
          <table:table-cell table:style-name="ce2" table:number-columns-repeated="4"/>
          <table:table-cell/>
          <table:table-cell table:style-name="ce2" office:value-type="float" office:value="19457700" calcext:value-type="float">
            <text:p>194577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2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2" table:number-columns-repeated="4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0:34:00.9595937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2:54:33.889323619</meta:creation-date>
    <dc:date>2016-11-11T10:40:22.603182334</dc:date>
    <meta:editing-duration>PT4M43S</meta:editing-duration>
    <meta:editing-cycles>3</meta:editing-cycles>
    <meta:generator>LibreOffice/4.2.8.2$Linux_x86 LibreOffice_project/420m0$Build-2</meta:generator>
    <meta:document-statistic meta:table-count="1" meta:cell-count="607" meta:object-count="0"/>
  </office:meta>
</office:document-meta>
</file>